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Blocking a lost or compromised card prevents misuse; unblocking may be possible in some cases. This guide explains the process.</text:p>
      <text:h text:style-name="P1" text:outline-level="2">Steps</text:h>
      <text:list text:style-name="L29">
        <text:list-item>
          <text:p text:style-name="P31"><text:span text:style-name="Strong_20_Emphasis">Contact Bank</text:span>: Call bank’s toll-free number (e.g., 1800-XXX-XXXX) immediately.</text:p>
        </text:list-item>
        <text:list-item>
          <text:p text:style-name="P31"><text:span text:style-name="Strong_20_Emphasis">Report Loss/Fraud</text:span>: Provide account/card details to customer care.</text:p>
        </text:list-item>
        <text:list-item>
          <text:p text:style-name="P31"><text:span text:style-name="Strong_20_Emphasis">Block via Net Banking</text:span>: Log in, go to “Cards,” select “Block Card.”</text:p>
        </text:list-item>
        <text:list-item>
          <text:p text:style-name="P31"><text:span text:style-name="Strong_20_Emphasis">Mobile App</text:span>: Open app, navigate to “Card Services,” block card.</text:p>
        </text:list-item>
        <text:list-item>
          <text:p text:style-name="P31"><text:span text:style-name="Strong_20_Emphasis">Branch</text:span>: Visit branch, submit written request with ID proof.</text:p>
        </text:list-item>
        <text:list-item>
          <text:p text:style-name="P31"><text:span text:style-name="Strong_20_Emphasis">Unblock (if applicable)</text:span>: Contact bank; unblocking is rare but possible for temporary blocks.</text:p>
        </text:list-item>
        <text:list-item>
          <text:p text:style-name="P31"><text:span text:style-name="Strong_20_Emphasis">Replacement</text:span>: Request new card (₹100–₹500 fee).</text:p>
        </text:list-item>
      </text:list>
      <text:h text:style-name="P1" text:outline-level="2">Notes</text:h>
      <text:list text:style-name="L30">
        <text:list-item>
          <text:p text:style-name="P32">Blocking is instant; report within 24 hours for fraud protection.</text:p>
        </text:list-item>
        <text:list-item>
          <text:p text:style-name="P32">File police FIR for fraud; inform bank.</text:p>
        </text:list-item>
        <text:list-item>
          <text:p text:style-name="P32">Unblocking depends on bank policy.</text:p>
        </text:list-item>
      </text:list>
      <text:h text:style-name="P1" text:outline-level="2">Key Terms</text:h>
      <text:p text:style-name="P2">Block card, unblock card, debit card, credit card, fraud, customer care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8:10.306715524</dc:date>
    <meta:editing-duration>PT14M52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6" meta:character-count="851" meta:non-whitespace-character-count="742"/>
  </office:meta>
</office:document-meta>
</file>